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46B01027388E98D4.png" manifest:media-type="image/png"/>
  <manifest:file-entry manifest:full-path="Pictures/10000201000001F6000001F6039757650448F406.png" manifest:media-type="image/png"/>
  <manifest:file-entry manifest:full-path="Pictures/1000000000000106000000C1B1DABBF496096CC9.png" manifest:media-type="image/png"/>
  <manifest:file-entry manifest:full-path="Pictures/100002010000012C0000012CD22484779084420F.png" manifest:media-type="image/png"/>
  <manifest:file-entry manifest:full-path="Pictures/10000201000007BB000008E538C927E20896E2B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4.703cm" fo:min-width="8.898cm" draw:shadow="visible"/>
    </style:style>
    <style:style style:name="gr2" style:family="graphic" style:parent-style-name="standard">
      <style:graphic-properties draw:fill-color="#66ccff" draw:textarea-horizontal-align="justify" draw:textarea-vertical-align="middle" draw:auto-grow-height="false" fo:min-height="5.465cm" fo:min-width="11.184cm" draw:shadow="visible"/>
    </style:style>
    <style:style style:name="gr3" style:family="graphic" style:parent-style-name="standard">
      <style:graphic-properties draw:fill-color="#66ccff" draw:textarea-horizontal-align="justify" draw:textarea-vertical-align="middle" draw:auto-grow-height="false" fo:min-height="4.703cm" fo:min-width="13.851cm" draw:shadow="visible"/>
    </style:style>
    <style:style style:name="gr4" style:family="graphic" style:parent-style-name="standard">
      <style:graphic-properties draw:stroke="none" svg:stroke-color="#000000" draw:fill="none" draw:fill-color="#ffffff" fo:min-height="1.147cm" draw:shadow="visible"/>
    </style:style>
    <style:style style:name="gr5" style:family="graphic" style:parent-style-name="standard">
      <style:graphic-properties draw:stroke="none" svg:stroke-color="#000000" draw:fill="none" draw:fill-color="#ffffff" fo:min-height="0.893cm" draw:shadow="visible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6.231cm" draw:shadow="visible"/>
    </style:style>
    <style:style style:name="gr7" style:family="graphic" style:parent-style-name="standard">
      <style:graphic-properties draw:textarea-horizontal-align="justify" draw:textarea-vertical-align="middle" draw:auto-grow-height="false" fo:min-height="1.147cm" fo:min-width="7.501cm" draw:shadow="visible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6.612cm" draw:shadow="visible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 draw:shadow="visible"/>
    </style:style>
    <style:style style:name="gr10" style:family="graphic" style:parent-style-name="standard">
      <style:graphic-properties draw:stroke="none" svg:stroke-color="#000000" draw:fill="none" draw:fill-color="#ffffff" fo:min-height="0.766cm" draw:shadow="hidden"/>
    </style:style>
    <style:style style:name="gr11" style:family="graphic" style:parent-style-name="standard">
      <style:graphic-properties draw:stroke="none" svg:stroke-color="#000000" draw:fill="none" draw:fill-color="#ffffff" fo:min-height="1.147cm" draw:shadow="hidden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1.02cm" draw:shadow="hidden"/>
    </style:style>
    <style:style style:name="gr14" style:family="graphic" style:parent-style-name="standard">
      <style:graphic-properties draw:stroke="none" svg:stroke-color="#000000" draw:fill="none" draw:fill-color="#ffffff" fo:min-height="1.423cm" draw:shadow="hidden"/>
    </style:style>
    <style:style style:name="P1" style:family="paragraph">
      <loext:graphic-properties draw:fill-color="#66ccff"/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style:paragraph-properties fo:text-align="center"/>
    </style:style>
    <style:style style:name="P6" style:family="paragraph">
      <style:text-properties fo:font-style="italic" fo:text-shadow="none" fo:font-weight="normal"/>
    </style:style>
    <style:style style:name="P7" style:family="paragraph">
      <loext:graphic-properties draw:fill="none" draw:fill-color="#ffffff"/>
      <style:text-properties fo:font-style="italic" fo:text-shadow="none" fo:font-weight="normal"/>
    </style:style>
    <style:style style:name="P8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398cm" svg:height="4.953cm" svg:x="9.128cm" svg:y="1.762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1.684cm" svg:height="5.715cm" svg:x="5.064cm" svg:y="10.144cm">
          <text:p text:style-name="P5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351cm" svg:height="4.953cm" svg:x="4.429cm" svg:y="18.7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953cm" svg:height="1.397cm" svg:x="6.08cm" svg:y="10.271cm">
          <draw:text-box>
            <text:p text:style-name="P2"><text:span text:style-name="T1">Web Server</text:span></text:p>
          </draw:text-box>
        </draw:frame>
        <draw:frame draw:style-name="gr4" draw:text-style-name="P3" draw:layer="layout" svg:width="4.572cm" svg:height="1.397cm" svg:x="9.382cm" svg:y="2.143cm">
          <draw:text-box>
            <text:p text:style-name="P2"><text:span text:style-name="T1">Web Browser</text:span></text:p>
          </draw:text-box>
        </draw:frame>
        <draw:frame draw:style-name="gr5" draw:text-style-name="P3" draw:layer="layout" svg:width="4.318cm" svg:height="1.143cm" svg:x="4.937cm" svg:y="19.415cm">
          <draw:text-box>
            <text:p text:style-name="P2"><text:span text:style-name="T1">DDBB Server</text:span></text:p>
          </draw:text-box>
        </draw:frame>
        <draw:custom-shape draw:style-name="gr6" draw:text-style-name="P4" draw:layer="layout" svg:width="6.731cm" svg:height="1.778cm" svg:x="11.287cm" svg:y="21.32cm">
          <text:p text:style-name="P4"><text:span text:style-name="T1">Mongodb DDBB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8.001cm" svg:height="1.397cm" svg:x="10.017cm" svg:y="4.683cm">
          <text:p text:style-name="P4"><text:span text:style-name="T1">Javascript/Html/Css/Jque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7.112cm" svg:height="2.54cm" svg:x="9.001cm" svg:y="12.557cm">
          <text:p text:style-name="P4"><text:span text:style-name="T1">PHP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0.779cm" svg:y1="6.461cm" svg:x2="10.779cm" svg:y2="11.541cm">
          <text:p/>
        </draw:line>
        <draw:line draw:style-name="gr9" draw:text-style-name="P5" draw:layer="layout" svg:x1="10.779cm" svg:y1="15.478cm" svg:x2="10.779cm" svg:y2="19.796cm">
          <text:p/>
        </draw:line>
        <draw:frame draw:style-name="gr10" draw:text-style-name="P7" draw:layer="layout" svg:width="7.366cm" svg:height="1.016cm" svg:x="11.668cm" svg:y="8.366cm">
          <draw:text-box>
            <text:p text:style-name="P6">Http/Https connection</text:p>
          </draw:text-box>
        </draw:frame>
        <draw:frame draw:style-name="gr11" draw:text-style-name="P8" draw:layer="layout" svg:width="6.858cm" svg:height="1.397cm" svg:x="11.541cm" svg:y="16.875cm">
          <draw:text-box>
            <text:p>Local socket</text:p>
          </draw:text-box>
        </draw:frame>
        <draw:frame draw:style-name="gr12" draw:text-style-name="P5" draw:layer="layout" svg:width="1.971cm" svg:height="1.971cm" svg:x="2.077cm" svg:y="2.397cm">
          <draw:image xlink:href="Pictures/10000201000001F6000001F6039757650448F406.png" xlink:type="simple" xlink:show="embed" xlink:actuate="onLoad">
            <text:p/>
          </draw:image>
        </draw:frame>
        <draw:frame draw:style-name="gr13" draw:text-style-name="P8" draw:layer="layout" svg:width="2.286cm" svg:height="1.27cm" svg:x="2.016cm" svg:y="4.683cm">
          <draw:text-box>
            <text:p>User</text:p>
          </draw:text-box>
        </draw:frame>
        <draw:line draw:style-name="gr9" draw:text-style-name="P5" draw:layer="layout" svg:x1="4.937cm" svg:y1="4.429cm" svg:x2="9.763cm" svg:y2="4.429cm">
          <text:p/>
        </draw:line>
        <draw:frame draw:style-name="gr14" draw:text-style-name="P8" draw:layer="layout" svg:width="5.588cm" svg:height="1.673cm" svg:x="3.921cm" svg:y="2.121cm">
          <draw:text-box>
            <text:p>Keyboard/Monitor</text:p>
          </draw:text-box>
        </draw:frame>
        <draw:frame draw:style-name="gr12" draw:text-style-name="P5" draw:layer="layout" svg:width="3.617cm" svg:height="2.664cm" svg:x="5.191cm" svg:y="4.81cm">
          <draw:image xlink:href="Pictures/1000000000000106000000C1B1DABBF496096CC9.png" xlink:type="simple" xlink:show="embed" xlink:actuate="onLoad">
            <text:p/>
          </draw:image>
        </draw:frame>
        <draw:frame draw:style-name="gr12" draw:text-style-name="P5" draw:layer="layout" svg:width="2.302cm" svg:height="2.302cm" svg:x="4.937cm" svg:y="20.923cm">
          <draw:image xlink:href="Pictures/100002010000012C0000012CD22484779084420F.png" xlink:type="simple" xlink:show="embed" xlink:actuate="onLoad">
            <text:p/>
          </draw:image>
        </draw:frame>
        <draw:frame draw:style-name="gr12" draw:text-style-name="P5" draw:layer="layout" svg:width="2.783cm" svg:height="3.203cm" svg:x="6.091cm" svg:y="11.795cm">
          <draw:image xlink:href="Pictures/10000201000007BB000008E538C927E20896E2B8.png" xlink:type="simple" xlink:show="embed" xlink:actuate="onLoad">
            <text:p/>
          </draw:image>
        </draw:frame>
        <draw:frame draw:style-name="gr12" draw:text-style-name="P5" draw:layer="layout" svg:width="2.751cm" svg:height="2.751cm" svg:x="15.902cm" svg:y="1.889cm">
          <draw:image xlink:href="Pictures/10000201000002000000020046B01027388E98D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1T17:21:38.591809717</meta:creation-date>
    <dc:date>2017-04-21T17:45:07.185406728</dc:date>
    <meta:editing-duration>PT12M57S</meta:editing-duration>
    <meta:editing-cycles>2</meta:editing-cycles>
    <meta:generator>LibreOffice/5.1.6.2.0$Linux_X86_64 LibreOffice_project/10$Build-2</meta:generator>
    <meta:document-statistic meta:object-count="21"/>
  </office:meta>
</office:document-meta>
</file>